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erverCallMetaDataProvider.SqlServer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CallMetaDataProvider.byPassReturnParameter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CallMetaDataProvider.parameterNameToUse( @ Nullable String paramet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